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99pt solid #000000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Folder name</text:p>
          </table:table-cell>
          <table:table-cell table:style-name="ce3" office:value-type="string" calcext:value-type="string">
            <text:p>Stor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 Poly Furniture</text:p>
          </table:table-cell>
          <table:table-cell office:value-type="string" calcext:value-type="string">
            <text:p>Low Poly Simple Furniture FREE</text:p>
          </table:table-cell>
          <table:table-cell office:value-type="string" calcext:value-type="string">
            <text:p>3D models</text:p>
          </table:table-cell>
          <table:table-cell office:value-type="string" calcext:value-type="string">
            <text:p>Unity Asset stor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<text:a xlink:href="https://assetstore.unity.com/packages/3d/props/furniture/low-poly-simple-furniture-free-240197" xlink:type="simple">https://assetstore.unity.com/packages/3d/props/furniture/low-poly-simple-furniture-free-240197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01:57:46.220000000</dc:date>
    <meta:editing-duration>PT33M33S</meta:editing-duration>
    <meta:editing-cycles>1</meta:editing-cycles>
    <meta:document-statistic meta:table-count="1" meta:cell-count="23" meta:object-count="0"/>
    <meta:generator>LibreOffice/7.2.2.2$Windows_X86_64 LibreOffice_project/02b2acce88a210515b4a5bb2e46cbfb63fe97d56</meta:generator>
  </office:meta>
</office:document-meta>
</file>